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827a" officeooo:paragraph-rsid="0005827a"/>
    </style:style>
    <style:style style:name="P2" style:family="paragraph" style:parent-style-name="Heading_20_2">
      <style:text-properties officeooo:rsid="0005827a" officeooo:paragraph-rsid="0005827a"/>
    </style:style>
    <style:style style:name="P3" style:family="paragraph" style:parent-style-name="Heading_20_2">
      <style:text-properties officeooo:paragraph-rsid="0005827a"/>
    </style:style>
    <style:style style:name="P4" style:family="paragraph" style:parent-style-name="Heading_20_1">
      <style:text-properties officeooo:rsid="0005827a" officeooo:paragraph-rsid="0005827a"/>
    </style:style>
    <style:style style:name="T1" style:family="text">
      <style:text-properties officeooo:rsid="000582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atabase Manager Transactions</text:h>
      <text:h text:style-name="P2" text:outline-level="2">AppDBModule.IBTransaction</text:h>
      <text:p text:style-name="P1">This is used to manage the local database and to read the server data including update. On rollback, it must reload the server data. Serverdata is assumed to be in step after commit and is not reloaded.</text:p>
      <text:h text:style-name="P3" text:outline-level="2"><text:span text:style-name="T1">MainForm Transaction</text:span></text:h>
      <text:p text:style-name="P1">Unused. Inherited from TcustomMainForm</text:p>
      <text:h text:style-name="P2" text:outline-level="2">RemoteDatabase Transaction</text:h>
      <text:p text:style-name="P1">Used for each remot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7-11-23T23:17:56.903033720</meta:creation-date>
    <dc:date>2017-11-23T23:21:02.497633334</dc:date>
    <dc:creator>Tony Whyman</dc:creator>
    <meta:editing-duration>PT3M7S</meta:editing-duration>
    <meta:editing-cycles>1</meta:editing-cycles>
    <meta:document-statistic meta:table-count="0" meta:image-count="0" meta:object-count="0" meta:page-count="1" meta:paragraph-count="7" meta:word-count="54" meta:character-count="370" meta:non-whitespace-character-count="323"/>
    <meta:generator>LibreOffice/5.1.6.2$Linux_X86_64 LibreOffice_project/10m0$Build-2</meta:generator>
  </office:meta>
</office:document-meta>
</file>